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2.11pt"/>
    </style:style>
    <style:style style:name="co2" style:family="table-column">
      <style:table-column-properties fo:break-before="auto" style:column-width="120.84pt"/>
    </style:style>
    <style:style style:name="co3" style:family="table-column">
      <style:table-column-properties fo:break-before="auto" style:column-width="103.49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notations des images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Nom image</text:p>
          </table:table-cell>
          <table:table-cell table:style-name="ce2" office:value-type="string" calcext:value-type="string">
            <text:p>Nombre de marches</text:p>
          </table:table-cell>
          <table:table-cell table:style-name="ce8" office:value-type="string" calcext:value-type="string">
            <text:p>Identifiant équip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1.jpe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2.jpe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3.jpeg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4.png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5.jpeg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6.jpeg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7.jpeg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8.png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9.png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10.png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11.jpg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12.pn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2_Image13.png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Groupe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.jpg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.jpg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3.jp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4.jpg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5.jpg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6.jp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7.jpg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8.jpg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9.jpg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0.jpg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1.jpeg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2.jpg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3.jp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4.jpe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5.jpg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6.pn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7.png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8.png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19.pn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0.png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1.jpeg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2.pn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3.jpg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4.jpg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5.pn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6.png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7.pn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8.png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29.png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3i30.pn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1.jpg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2.jp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3.jpg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4.jpg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5.jp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6.jpg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7.jp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8.jpg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9.jpg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6_Image10.jpg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Groupe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1.jpg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2.jpg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3.jpg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4.jpg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5.jpg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6.jpg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7.jpg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8.jpg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9.jpg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1_Image10.jpg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Groupe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g1.png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Groupe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g2.jpg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Groupe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g3.png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Groupe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mg4.jpg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Groupe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mg5.jpg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oupe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mg6.jpg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Groupe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g7.png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Groupe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g8.png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roupe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g9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Groupe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p7img10.jpg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Groupe 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p7img11.jpg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Groupe 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rp7img12.jpg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Groupe 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01.jpg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roupe 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02.jp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03.jpg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04.jpg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05.jpg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06.jpg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07.jpg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08.jpg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09.jpg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10.jpg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11.jpg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12.jpg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13.jpg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14.jp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15.jpg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16.jpg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17.jpg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upe5_image18.jpg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Groupe 5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4">
          <table:table-cell table:style-name="ce4"/>
          <table:table-cell table:style-name="ce2"/>
          <table:table-cell table:style-name="ce8"/>
          <table:table-cell table:number-columns-repeated="1021"/>
        </table:table-row>
        <table:table-row table:style-name="ro1">
          <table:table-cell table:style-name="ce4"/>
          <table:table-cell table:style-name="ce2"/>
          <table:table-cell table:style-name="ce8"/>
          <table:table-cell table:style-name="ce5"/>
          <table:table-cell table:number-columns-repeated="1020"/>
        </table:table-row>
        <table:table-row table:style-name="ro1" table:number-rows-repeated="5">
          <table:table-cell table:style-name="ce4"/>
          <table:table-cell table:style-name="ce2"/>
          <table:table-cell table:style-name="ce8"/>
          <table:table-cell table:number-columns-repeated="1021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Feuille 1'.A2:'Feuille 1'.C1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3" meta:object-count="0"/>
    <meta:generator>LibreOfficeDev/6.0.5.2$Linux_X86_64 LibreOffice_project/</meta:generator>
  </office:meta>
</office:document-meta>
</file>